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, 1, 0, 2, 0, 1, 0, 3, 0, 1, 0, 2, 0, 1, 0, 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junath </meta:initial-creator>
    <meta:creation-date>2016-01-12T23:32:06.193677459</meta:creation-date>
    <dc:date>2016-01-13T00:27:09.140747591</dc:date>
    <dc:creator>Manjunath </dc:creator>
    <meta:editing-duration>PT39M52S</meta:editing-duration>
    <meta:editing-cycles>1</meta:editing-cycles>
    <meta:document-statistic meta:table-count="1" meta:cell-count="200" meta:object-count="0"/>
    <meta:generator>LibreOffice/4.4.3.2$Linux_X86_64 LibreOffice_project/40m0$Build-2</meta:generator>
  </office:meta>
</office:document-meta>
</file>